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9456" calcext:value-type="float">
            <text:p>53.5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3152" calcext:value-type="float">
            <text:p>53.4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4928" calcext:value-type="float">
            <text:p>53.1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6432" calcext:value-type="float">
            <text:p>52.9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6184" calcext:value-type="float">
            <text:p>52.5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0544" calcext:value-type="float">
            <text:p>53.1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199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2512" calcext:value-type="float">
            <text:p>52.1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9696" calcext:value-type="float">
            <text:p>51.6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3768" calcext:value-type="float">
            <text:p>51.4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4896" calcext:value-type="float">
            <text:p>51.3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198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428" calcext:value-type="float">
            <text:p>53.2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8" calcext:value-type="float">
            <text:p>52.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3808" calcext:value-type="float">
            <text:p>51.8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2872" calcext:value-type="float">
            <text:p>51.1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203</text:p>
          </table:table-cell>
          <table:table-cell office:value-type="string" calcext:value-type="string">
            <text:p>197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